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8.028cm" svg:height="5.886cm" svg:x="4.447cm" svg:y="2.526cm">
            <draw:object draw:notify-on-update-of-ranges="Foglio1.A1:Foglio1.A1 Foglio1.A2:Foglio1.A13 Foglio1.B1:Foglio1.B1 Foglio1.B2:Foglio1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0</text:p>
          </table:table-cell>
          <table:table-cell table:style-name="ce3"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3" calcext:value-type="float">
            <text:p>93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  <table:table-cell table:number-columns-repeated="102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oglio1.A1:Foglio1.B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3T15:27:12.340000000</meta:creation-date>
    <dc:date>2022-06-13T15:59:30.265000000</dc:date>
    <meta:editing-duration>PT22M8S</meta:editing-duration>
    <meta:editing-cycles>2</meta:editing-cycles>
    <meta:generator>LibreOffice/7.1.6.2$Windows_X86_64 LibreOffice_project/0e133318fcee89abacd6a7d077e292f1145735c3</meta:generator>
    <meta:document-statistic meta:table-count="1" meta:cell-count="26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5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29cm" svg:height="5.887cm" xlink:href=".." xlink:type="simple" chart:class="chart:scatter" chart:style-name="ch1">
        <chart:legend chart:legend-position="end" svg:x="13.88cm" svg:y="2.395cm" style:legend-expansion="high" chart:style-name="ch2"/>
        <chart:plot-area chart:style-name="ch3" table:cell-range-address="Foglio1.A1:Foglio1.B13" chart:data-source-has-labels="row" svg:x="1.389cm" svg:y="0.501cm" svg:width="12.705cm" svg:height="4.802cm">
          <chart:coordinate-region svg:x="2.196cm" svg:y="0.701cm" svg:width="11.711cm" svg:height="3.9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B2:Foglio1.B13" chart:label-cell-address="Foglio1.B1:Foglio1.B1" chart:class="chart:scatter">
            <chart:domain table:cell-range-address="Foglio1.A2:Foglio1.A13"/>
            <chart:regression-curve chart:style-name="ch8">
              <chart:equation chart:display-equation="true" chart:display-r-square="false" svg:x="0.633cm" svg:y="0cm"/>
            </chart:regression-curve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A0</text:p>
                <draw:g>
                  <svg:desc>Foglio1.B1:Foglio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glio1.A2:Foglio1.A13</svg:desc>
                </draw:g>
              </table:table-cell>
              <table:table-cell office:value-type="float" office:value="132">
                <text:p>132</text:p>
                <draw:g>
                  <svg:desc>Foglio1.B2:Foglio1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